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7.65in" fo:margin-left="-0.075in" fo:margin-top="0in" fo:margin-bottom="0in" style:page-number="auto" table:align="left" style:writing-mode="lr-tb"/>
    </style:style>
    <style:style style:name="Table1.A" style:family="table-column">
      <style:table-column-properties style:column-width="0.5125in"/>
    </style:style>
    <style:style style:name="Table1.B" style:family="table-column">
      <style:table-column-properties style:column-width="7.1368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none" fo:border-right="none" fo:border-top="0.0139in solid #000001" fo:border-bottom="0.0139in solid #000001"/>
    </style:style>
    <style:style style:name="Table1.A2" style:family="table-cell">
      <style:table-cell-properties fo:background-color="#c0c0c0" fo:padding-left="0.075in" fo:padding-right="0.075in" fo:padding-top="0in" fo:padding-bottom="0in" fo:border="none">
        <style:background-image/>
      </style:table-cell-properties>
    </style:style>
    <style:style style:name="Table1.A3" style:family="table-cell">
      <style:table-cell-properties fo:padding-left="0.075in" fo:padding-right="0.075in" fo:padding-top="0in" fo:padding-bottom="0in" fo:border="none"/>
    </style:style>
    <style:style style:name="Table1.A12" style:family="table-cell">
      <style:table-cell-properties fo:background-color="#c0c0c0" fo:padding-left="0.075in" fo:padding-right="0.075in" fo:padding-top="0in" fo:padding-bottom="0in" fo:border-left="none" fo:border-right="none" fo:border-top="none" fo:border-bottom="0.0139in solid #000001">
        <style:background-image/>
      </style:table-cell-properties>
    </style:style>
    <style:style style:name="P1" style:family="paragraph" style:parent-style-name="qtext_5f_para">
      <style:paragraph-properties fo:margin-top="0.0693in" fo:margin-bottom="0in" fo:line-height="100%"/>
      <style:text-properties fo:color="#00000a" fo:font-weight="bold" style:font-weight-asian="bold" style:font-weight-complex="bold"/>
    </style:style>
    <style:style style:name="P2" style:family="paragraph" style:parent-style-name="qtext_5f_para">
      <style:paragraph-properties fo:margin-top="0.0693in" fo:margin-bottom="0in" fo:line-height="100%"/>
    </style:style>
    <style:style style:name="P3" style:family="paragraph" style:parent-style-name="qtext_5f_para">
      <style:paragraph-properties fo:margin-top="0.0693in" fo:margin-bottom="0in" fo:line-height="100%"/>
      <style:text-properties fo:color="#000000" fo:font-weight="bold" style:font-weight-asian="bold" style:font-weight-complex="bold"/>
    </style:style>
    <style:style style:name="P4" style:family="paragraph" style:parent-style-name="Normal_20__28_Web_29_">
      <style:text-properties fo:color="#00000a" style:font-name="Calibri" fo:font-weight="bold" style:font-weight-asian="bold"/>
    </style:style>
    <style:style style:name="P5" style:family="paragraph" style:parent-style-name="Normal_20__28_Web_29_">
      <style:paragraph-properties fo:margin-top="0.0693in" fo:margin-bottom="0in" fo:line-height="100%"/>
      <style:text-properties fo:color="#00000a" style:font-name="Calibri" fo:font-weight="bold" style:font-weight-asian="bold"/>
    </style:style>
    <style:style style:name="P6" style:family="paragraph" style:parent-style-name="Normal_20__28_Web_29_">
      <style:paragraph-properties fo:margin-top="0.0693in" fo:margin-bottom="0in" fo:line-height="100%"/>
    </style:style>
    <style:style style:name="P7" style:family="paragraph" style:parent-style-name="Standard">
      <style:paragraph-properties fo:margin-top="0.0693in" fo:margin-bottom="0.0693in" fo:text-align="justify" style:justify-single-word="false"/>
    </style:style>
    <style:style style:name="P8" style:family="paragraph" style:parent-style-name="Standard">
      <style:paragraph-properties fo:margin-top="0.0693in" fo:margin-bottom="0.0693in" fo:text-align="justify" style:justify-single-word="false"/>
    </style:style>
    <style:style style:name="P9" style:family="paragraph" style:parent-style-name="Standard" style:list-style-name="WWNum1">
      <style:paragraph-properties fo:margin-top="0.0693in" fo:margin-bottom="0.0693in" fo:text-align="justify" style:justify-single-word="false"/>
    </style:style>
    <style:style style:name="P10" style:family="paragraph" style:parent-style-name="Standard">
      <style:paragraph-properties fo:margin-top="0in" fo:margin-bottom="0in" fo:line-height="100%"/>
      <style:text-properties fo:font-weight="bold" style:font-weight-asian="bold" style:font-weight-complex="bold"/>
    </style:style>
    <style:style style:name="P11" style:family="paragraph" style:parent-style-name="Standard">
      <style:paragraph-properties fo:margin-top="0in" fo:margin-bottom="0in" fo:line-height="100%"/>
    </style:style>
    <style:style style:name="P12" style:family="paragraph" style:parent-style-name="Standard">
      <style:paragraph-properties fo:margin-top="0in" fo:margin-bottom="0in" fo:line-height="100%"/>
      <style:text-properties fo:color="#00000a" fo:font-size="12pt" fo:font-weight="bold" style:font-size-asian="12pt" style:font-weight-asian="bold" style:font-size-complex="12pt" style:font-weight-complex="bold"/>
    </style:style>
    <style:style style:name="P13" style:family="paragraph" style:parent-style-name="Standard">
      <style:paragraph-properties fo:margin-top="0.0693in" fo:margin-bottom="0in" fo:line-height="100%" fo:text-align="justify" style:justify-single-word="false"/>
    </style:style>
    <style:style style:name="T1" style:family="text">
      <style:text-properties fo:color="#00000a"/>
    </style:style>
    <style:style style:name="T2" style:family="text">
      <style:text-properties fo:color="#00000a" fo:font-size="12pt" style:font-size-asian="12pt" style:font-size-complex="12pt"/>
    </style:style>
    <style:style style:name="T3" style:family="text">
      <style:text-properties fo:color="#00000a" fo:font-size="12pt" fo:font-weight="bold" style:font-size-asian="12pt" style:font-weight-asian="bold" style:font-size-complex="12pt"/>
    </style:style>
    <style:style style:name="T4" style:family="text">
      <style:text-properties fo:color="#00000a" fo:font-size="12pt" fo:font-weight="bold" style:font-name-asian="Times New Roman1" style:font-size-asian="12pt" style:font-weight-asian="bold" style:font-name-complex="Times New Roman1" style:font-size-complex="12pt" style:font-weight-complex="bold"/>
    </style:style>
    <style:style style:name="T5" style:family="text">
      <style:text-properties fo:color="#00000a" fo:font-size="12pt" style:font-name-asian="Times New Roman1" style:font-size-asian="12pt" style:font-name-complex="Times New Roman1" style:font-size-complex="12pt"/>
    </style:style>
    <style:style style:name="T6" style:family="text">
      <style:text-properties fo:color="#00000a" style:font-name="Calibri"/>
    </style:style>
    <style:style style:name="T7" style:family="text">
      <style:text-properties fo:color="#00000a" style:font-name="Calibri" fo:font-style="italic" style:font-style-asian="italic" style:font-style-complex="italic"/>
    </style:style>
    <style:style style:name="T8" style:family="text">
      <style:text-properties fo:color="#00000a" style:font-name="Calibri" fo:font-weight="bold" style:font-weight-asian="bold"/>
    </style:style>
    <style:style style:name="T9" style:family="text">
      <style:text-properties fo:color="#00000a" style:font-name-asian="Times New Roman1" style:font-name-complex="Times New Roman1" style:font-size-complex="12pt"/>
    </style:style>
    <style:style style:name="T10" style:family="text">
      <style:text-properties fo:color="#00000a" fo:font-weight="bold" style:font-weight-asian="bold" style:font-weight-complex="bold"/>
    </style:style>
    <style:style style:name="T11" style:family="text">
      <style:text-properties fo:color="#00000a"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0"><text:bookmark text:name="_GoBack"/><text:span text:style-name="T2">Q1 </text:span></text:p>
          </table:table-cell>
          <table:table-cell table:style-name="Table1.A1" office:value-type="string">
            <text:p text:style-name="P10"><text:span text:style-name="T2">What is SQA?</text:span></text:p>
          </table:table-cell>
        </table:table-row>
        <table:table-row table:style-name="Table1.1">
          <table:table-cell table:style-name="Table1.A2" office:value-type="string">
            <text:p text:style-name="P10"><text:span text:style-name="T2">Ans</text:span></text:p>
          </table:table-cell>
          <table:table-cell table:style-name="Table1.A2" office:value-type="string">
            <text:p text:style-name="P11"><text:span text:style-name="T2">Software quality assurance (SQA) is a process that ensures that developed software meets and complies with defined or standardized quality specifications. </text:span></text:p>
            <text:p text:style-name="P11"><text:span text:style-name="T2">SQA is an ongoing process within the software development life cycle (SDLC) that routinely checks the developed software to ensure it meets desired quality measures.</text:span></text:p>
          </table:table-cell>
        </table:table-row>
        <table:table-row table:style-name="Table1.1">
          <table:table-cell table:style-name="Table1.A3" office:value-type="string">
            <text:p text:style-name="P10"><text:span text:style-name="T2">Q2</text:span></text:p>
          </table:table-cell>
          <table:table-cell table:style-name="Table1.A3" office:value-type="string">
            <text:p text:style-name="P11"><text:span text:style-name="T3">What are the SQA principles?</text:span></text:p>
          </table:table-cell>
        </table:table-row>
        <table:table-row table:style-name="Table1.1">
          <table:table-cell table:style-name="Table1.A2" office:value-type="string">
            <text:p text:style-name="P10"><text:span text:style-name="T2">Ans</text:span></text:p>
          </table:table-cell>
          <table:table-cell table:style-name="Table1.A2" office:value-type="string">
            <text:p text:style-name="P6"><text:span text:style-name="T6">The following are some of the most powerful principles that can be used for proper execution of software quality assurance: </text:span></text:p>
            <text:p text:style-name="P6"><text:span text:style-name="T7">Feedback </text:span><text:span text:style-name="T6">– In gist, the faster the feedback the faster the application will move forward. An SQA principle that uses rapid feedback is assured of success. </text:span></text:p>
            <text:p text:style-name="P6"><text:span text:style-name="T7">Multiple Objectives</text:span><text:span text:style-name="T6"> – This is partly a challenge as well as risk for the SQA team. At the start of the SQA planning, the team should have more than one objective. As much as possible a matrix should be built by the SQA so that it could track the actual actions that relates to the objective. </text:span></text:p>
            <text:p text:style-name="P6"><text:span text:style-name="T7">Evolution </text:span><text:span text:style-name="T6">– Reaching the objective is really easy but every time something new happens, it should be always noted. Evolution is setting the benchmark in each development. Since the SQA team is able to mark every time something new is done, evolution is monitored. </text:span></text:p>
            <text:p text:style-name="P6"><text:span text:style-name="T7">Quality Control</text:span><text:span text:style-name="T6"> – By the name itself, Quality Control is the pillar for Software Quality Assurance. Everything needs to have quality control – from the start to the finish. With this principle there has to be an emphases on where to start. The biggest and the tightest quality control should be executed as early as possible. </text:span></text:p>
            <text:p text:style-name="P6"><text:span text:style-name="T7">Process Improvement</text:span><text:span text:style-name="T6"> – Every project of the SQA team should be a learning experience. Process improvement fosters the development of the actual treatment of the project. </text:span></text:p>
            <text:p text:style-name="P6"><text:span text:style-name="T7">Persistence </text:span><text:span text:style-name="T6">– There is no perfect application. The bigger they get, the more error there could be. The SQA team should be very tenacious in looking for concerns in every aspect of the software development process. Even with all the obstacles everyone would just have to live with the fact that every part should be scrutinized without hesitation. </text:span></text:p>
            <text:p text:style-name="P6"><text:span text:style-name="T7">Different Effects of SQA</text:span><text:span text:style-name="T6"> – SQA should go beyond software development. A regular SQA will just report for work, look for errors and leave. The SQA team should be role models in business protocols at all times. This way, the SQA does not only foster perfection in the application but also in their way of life. That seemed to be quite off topic but believe me; when people dress and move to success, their work will definitely reflect with it. </text:span></text:p>
            <text:p text:style-name="P6"><text:span text:style-name="T7">Result-focused</text:span><text:span text:style-name="T6"> – SQA should not only look at the process but ultimately its effect to the clients and users. The SQA process should always look for results whenever a phase is set. </text:span></text:p>
            <text:p text:style-name="P5"/>
          </table:table-cell>
        </table:table-row>
        <table:table-row table:style-name="Table1.1">
          <table:table-cell table:style-name="Table1.A3" office:value-type="string">
            <text:p text:style-name="P10"><text:span text:style-name="T2">Q3</text:span></text:p>
          </table:table-cell>
          <table:table-cell table:style-name="Table1.A3" office:value-type="string">
            <text:p text:style-name="P6"><text:span text:style-name="T8">What are the benefits of SQA?</text:span></text:p>
          </table:table-cell>
        </table:table-row>
        <table:table-row table:style-name="Table1.1">
          <table:table-cell table:style-name="Table1.A2" office:value-type="string">
            <text:p text:style-name="P10"><text:span text:style-name="T2">Ans</text:span></text:p>
          </table:table-cell>
          <table:table-cell table:style-name="Table1.A2" office:value-type="string">
            <text:h text:style-name="P7" text:outline-level="2"><text:span text:style-name="T4">QA Benefits</text:span></text:h>
            <text:p text:style-name="P7"><text:span text:style-name="T5">SQA has a host of benefits. It ensures that that software built as per SQA procedures are of specified quality. SOA helps to </text:span></text:p>
            <text:list xml:id="list2019942354609780982" text:style-name="WWNum1">
              <text:list-item>
                <text:p text:style-name="P9"><text:span text:style-name="T5">Eliminate errors when they are still inexpensive to correct</text:span></text:p>
              </text:list-item>
              <text:list-item>
                <text:p text:style-name="P9"><text:span text:style-name="T5">Improves the quality of the software</text:span></text:p>
              </text:list-item>
              <text:list-item>
                <text:p text:style-name="P9"><text:span text:style-name="T5">Improving the process of creating software</text:span></text:p>
              </text:list-item>
              <text:list-item>
                <text:p text:style-name="P9"><text:soft-page-break/><text:span text:style-name="T5">Create a mature software process</text:span></text:p>
              </text:list-item>
            </text:list>
            <text:p text:style-name="No_20_Spacing"><text:span text:style-name="T1">Also, it has the following benefits:<text:line-break/>- Increased productivity of the development team.<text:line-break/><text:line-break/>- Improved Product Quality: Test statistics and defect tracking are more precise and up to date.<text:line-break/><text:line-break/>- Decreased re-work costs as the detection of defects are found earlier in the software project development lifecycle in every stage.<text:line-break/><text:line-break/>- Increased confidence levels in existing product management and future product development.<text:line-break/><text:line-break/>- Increased credibility as the software produced will be highly qualitative.</text:span></text:p>
            <text:p text:style-name="P4"/>
          </table:table-cell>
        </table:table-row>
        <table:table-row table:style-name="Table1.1">
          <table:table-cell table:style-name="Table1.A3" office:value-type="string">
            <text:p text:style-name="P10"><text:span text:style-name="T2">Q4 </text:span></text:p>
          </table:table-cell>
          <table:table-cell table:style-name="Table1.A3" office:value-type="string">
            <text:h text:style-name="P13" text:outline-level="2"><text:span text:style-name="T4">Why SQA is needed?</text:span></text:h>
          </table:table-cell>
        </table:table-row>
        <table:table-row table:style-name="Table1.1">
          <table:table-cell table:style-name="Table1.A2" office:value-type="string">
            <text:p text:style-name="P10"><text:span text:style-name="T2">Ans</text:span></text:p>
          </table:table-cell>
          <table:table-cell table:style-name="Table1.A2" office:value-type="string">
            <text:p text:style-name="P2"><text:span text:style-name="T10">SQA is needed for: </text:span></text:p>
            <text:p text:style-name="P2"><text:span text:style-name="T1">1. Maintaining the quality of the project as per the specifications and business requirements.</text:span></text:p>
            <text:p text:style-name="P2"><text:span text:style-name="T1">2. Defect Prevention. And formal methods for other defect prevention techniques.</text:span></text:p>
            <text:p text:style-name="P2"><text:span text:style-name="T1">3. Defect Reduction.</text:span></text:p>
            <text:p text:style-name="P2"><text:span text:style-name="T1">4. Inspection, formal and informal reviews: Direct fault detection and removal without executing the project scenario.</text:span></text:p>
            <text:p text:style-name="P2"><text:span text:style-name="T1">5. Testing the project for Failure observation and bug removal.</text:span></text:p>
            <text:p text:style-name="P2"><text:span text:style-name="T1">6. Risk identification.</text:span></text:p>
            <text:p text:style-name="P2"><text:span text:style-name="T1">7. Defect tracking techniques and methods.</text:span></text:p>
            <text:p text:style-name="P2"><text:span text:style-name="T1">8. Software fault tolerance.</text:span></text:p>
            <text:p text:style-name="P2"><text:span text:style-name="T1">9. Concluding Remarks and maintaining reports.</text:span></text:p>
            <text:p text:style-name="P1"/>
          </table:table-cell>
        </table:table-row>
        <table:table-row table:style-name="Table1.1">
          <table:table-cell table:style-name="Table1.A3" office:value-type="string">
            <text:p text:style-name="P10"><text:span text:style-name="T2">Q5 <text:s/></text:span></text:p>
          </table:table-cell>
          <table:table-cell table:style-name="Table1.A3" office:value-type="string">
            <text:p text:style-name="P2"><text:span text:style-name="T10">What is the budget of SQA?</text:span></text:p>
          </table:table-cell>
        </table:table-row>
        <table:table-row table:style-name="Table1.1">
          <table:table-cell table:style-name="Table1.A2" office:value-type="string">
            <text:p text:style-name="P10"><text:span text:style-name="T2">Ans</text:span></text:p>
            <text:p text:style-name="P12"/>
          </table:table-cell>
          <table:table-cell table:style-name="Table1.A2" office:value-type="string">
            <text:p text:style-name="P3">30% TO 40%. It can vary from industry to industry.</text:p>
          </table:table-cell>
        </table:table-row>
        <table:table-row table:style-name="Table1.1">
          <table:table-cell table:style-name="Table1.A3" office:value-type="string">
            <text:p text:style-name="P10"><text:span text:style-name="T2">Q6 </text:span></text:p>
          </table:table-cell>
          <table:table-cell table:style-name="Table1.A3" office:value-type="string">
            <text:p text:style-name="P2"><text:span text:style-name="T10">What is quality Assurance?</text:span></text:p>
          </table:table-cell>
        </table:table-row>
        <table:table-row table:style-name="Table1.1">
          <table:table-cell table:style-name="Table1.A12" office:value-type="string">
            <text:p text:style-name="P10"><text:span text:style-name="T2">Ans</text:span></text:p>
          </table:table-cell>
          <table:table-cell table:style-name="Table1.A12" office:value-type="string">
            <text:p text:style-name="P2"><text:span text:style-name="T10">Quality assurance</text:span><text:span text:style-name="T1"> (</text:span><text:span text:style-name="T10">QA</text:span><text:span text:style-name="T1">) is a way of preventing mistakes or defects in manufactured products and avoiding problems when delivering solutions or services to customers; which </text:span><text:a xlink:type="simple" xlink:href="https://en.wikipedia.org/wiki/ISO_9000" text:style-name="Internet_20_link" text:visited-style-name="Visited_20_Internet_20_Link"><text:span text:style-name="T11">ISO 9000</text:span></text:a><text:span text:style-name="T1"> defines as "part of </text:span><text:a xlink:type="simple" xlink:href="https://en.wikipedia.org/wiki/Quality_management" text:style-name="Internet_20_link" text:visited-style-name="Visited_20_Internet_20_Link"><text:span text:style-name="T11">quality management</text:span></text:a><text:span text:style-name="T1"> focused on providing confidence that quality requirements will be fulfille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Standard" style:next-style-name="Text_20_body" style:default-outline-level="2" style:list-style-name="Outline" style:class="text">
      <style:paragraph-properties fo:margin-top="0.0693in" fo:margin-bottom="0.0693in"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qtext_5f_para" style:display-name="qtext_para"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Heading_20_2_20_Char" style:display-name="Heading 2 Char" style:family="text" style:parent-style-name="Default_20_Paragraph_20_Fon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NSPIRON 15</meta:initial-creator>
    <dc:creator>ashok </dc:creator>
    <meta:editing-cycles>27</meta:editing-cycles>
    <meta:creation-date>2017-01-26T13:33:00</meta:creation-date>
    <dc:date>2017-01-29T11:47:53.60</dc:date>
    <meta:editing-duration>PT6M49S</meta:editing-duration>
    <meta:generator>OpenOffice/4.1.1$Win32 OpenOffice.org_project/411m6$Build-9775</meta:generator>
    <meta:document-statistic meta:table-count="1" meta:image-count="0" meta:object-count="0" meta:page-count="2" meta:paragraph-count="48" meta:word-count="742" meta:character-count="4476"/>
    <meta:user-defined meta:name="AppVersion">14.0000</meta:user-defined>
    <meta:user-defined meta:name="Company">Microsoft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